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Sanskrit 2003" fo:font-size="13pt" officeooo:paragraph-rsid="0006634d" style:font-size-asian="13pt" style:font-name-complex="Sanskrit 2003" style:font-size-complex="13pt"/>
    </style:style>
    <style:style style:name="P2" style:family="paragraph" style:parent-style-name="Footnote">
      <style:text-properties officeooo:rsid="04b4b03d" officeooo:paragraph-rsid="04b4b03d"/>
    </style:style>
    <style:style style:name="P3" style:family="paragraph" style:parent-style-name="Text_20_body">
      <style:paragraph-properties fo:text-align="center" style:justify-single-word="false"/>
      <style:text-properties style:font-name="Sanskrit 2003" fo:font-size="13pt" officeooo:paragraph-rsid="0006634d" style:font-size-asian="13pt" style:font-name-complex="Sanskrit 2003" style:font-size-complex="13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Sanskrit 2003" fo:font-size="13pt" fo:font-weight="bold" officeooo:paragraph-rsid="0006634d" style:font-size-asian="13pt" style:font-weight-asian="bold" style:font-name-complex="Sanskrit 2003" style:font-size-complex="13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06634d" style:font-size-asian="13pt" style:font-weight-asian="bold" style:font-name-complex="Sanskrit 2003" style:font-size-complex="13pt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6634d" style:font-size-asian="13pt" style:font-name-complex="Sanskrit 2003" style:font-size-complex="13pt"/>
    </style:style>
    <style:style style:name="T1" style:family="text">
      <style:text-properties fo:color="#000000"/>
    </style:style>
    <style:style style:name="T2" style:family="text">
      <style:text-properties fo:color="#000000" officeooo:rsid="04b09d81"/>
    </style:style>
    <style:style style:name="T3" style:family="text">
      <style:text-properties fo:color="#000000" officeooo:rsid="04af5729"/>
    </style:style>
    <style:style style:name="T4" style:family="text">
      <style:text-properties officeooo:rsid="04b09d81"/>
    </style:style>
    <style:style style:name="T5" style:family="text">
      <style:text-properties officeooo:rsid="04b26ceb"/>
    </style:style>
    <style:style style:name="T6" style:family="text">
      <style:text-properties officeooo:rsid="04b3d01c"/>
    </style:style>
    <style:style style:name="T7" style:family="text">
      <style:text-properties officeooo:rsid="04b4b03d"/>
    </style:style>
    <style:style style:name="T8" style:family="text">
      <style:text-properties officeooo:rsid="04b5cc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अथ पञ्चचत्वारिंशोध्यायः । </text:p>
      <text:p text:style-name="P5"><text:span text:style-name="T1">पिण्डिका</text:span><text:span text:style-name="T2">दि</text:span><text:span text:style-name="T1">लक्षणकथन</text:span><text:span text:style-name="T3">म्</text:span></text:p>
      <text:p text:style-name="P6"><text:span text:style-name="T2">हयग्रीव उवाच</text:span><text:span text:style-name="T1"> -<text:line-break/>पिण्डिकालक्षणं वक्ष्ये दैर्घ्येण प्रतिमासमा । </text:span><text:line-break/>उच्छ्राय<text:span text:style-name="T4">ः</text:span> प्रतिमा<text:span text:style-name="T4">र्धं तु</text:span> चतुःषष्टिपुटां च ताम् ॥१<text:span text:style-name="T4">॥</text:span> <text:line-break/>त्यक्त्वा पङ्क्तिद्वयं चाधस्तदू<text:span text:style-name="T5">र्ध्वं</text:span> यत्तु कोष्ठकम् । </text:p>
      <text:p text:style-name="P6">समन्तादुभयोः पार्श्वे अन्तस्थं परिमार्जयेत् ॥२<text:span text:style-name="T4">॥</text:span> <text:line-break/>ऊ<text:span text:style-name="T5">र्ध्वं</text:span> प<text:span text:style-name="T5">ङ्क्ति</text:span>द्वयं त्यक्त्वा अधस्ताद्यत्तु कोष्ठकम् । <text:line-break/>अन्तः सम्मार्जयेत् यत्नात्पार्श्वयोरुभयोः समम् ॥३<text:span text:style-name="T4">॥</text:span> <text:line-break/>तयोर्मध्यगतौ तत्र चतुष्कौ मार्जयेत्ततः । <text:line-break/>चतु<text:span text:style-name="T5">र्धा</text:span> भाजयित्वा तु ऊ<text:span text:style-name="T5">र्ध्व</text:span>पङ्क्तिद्वयं बुधः ॥४<text:span text:style-name="T4">॥</text:span> <text:line-break/>मेखला भागमात्रा स्यात्खातं तस्या<text:span text:style-name="T5">र्ध</text:span>मानतः । <text:line-break/>भागं भागं परित्यज्य पार्श्वयोरुभयोः सम<text:span text:style-name="T5">म्</text:span> ॥५<text:span text:style-name="T4">॥</text:span> <text:line-break/>द<text:span text:style-name="T5">त्</text:span>त्वा चैकं पदं <text:span text:style-name="T5">बा</text:span>ह्ये प्रमाणं कारयेद्<text:span text:style-name="T5">‌</text:span>बुधः । <text:s/><text:line-break/>त्रिभागेण च भागस्याग्रे स्यात्तोयविनिर्गमः ॥६<text:span text:style-name="T4">॥</text:span> <text:line-break/>नानाप्रकारभेदेन भद्रेयं <text:s/>पिण्डिका शुभा । <text:line-break/>अष्टताला तु क<text:span text:style-name="T5">र्त</text:span>व्या देवी लक्ष्मीस्तथा स्त्रियः ॥७<text:span text:style-name="T4">॥</text:span> <text:line-break/>भ्रुवौ यवाधिके का<text:span text:style-name="T6">र्ये</text:span> यवहीना तु नासिका । <text:line-break/>गोलकेनाधिकं वक्त्रमू<text:span text:style-name="T6">र्ध्वं </text:span>ति<text:span text:style-name="T6">र्य</text:span>ग्विवर्जित<text:span text:style-name="T6">म्</text:span> ॥८<text:span text:style-name="T4">॥</text:span> <text:line-break/>आयते नयने का<text:span text:style-name="T6">र्ये</text:span> त्रिभागोनैर्यवैस्त्रिभिः । <text:line-break/>तद<text:span text:style-name="T7">र्धे</text:span>न तु वैपुल्यं नेत्रयोः परिकल्पयेत् ॥९<text:span text:style-name="T4">॥</text:span> <text:line-break/>कर्णपाशोऽधिकः का<text:span text:style-name="T7">र्यः</text:span> <text:note text:id="ftn0" text:note-class="footnote"><text:note-citation>1</text:note-citation><text:note-body><text:p text:style-name="P2">सृक्कण्यां</text:p></text:note-body></text:note>सृक्कणीसमसूत्रतः । <text:line-break/><text:soft-page-break/>नम्रं कलाविहीन<text:span text:style-name="T7">ं तु</text:span> कु<text:span text:style-name="T7">र्या</text:span>द<text:span text:style-name="T7">्वं</text:span>शद्वयं तथा ॥१०<text:span text:style-name="T4">॥</text:span> <text:line-break/>ग्रीवा सा<text:span text:style-name="T7">र्ध</text:span>कला का<text:span text:style-name="T7">र्या</text:span> तद्विस्तारोपशोभिता । <text:line-break/>नेत्रं विना तु विस्तारौ ऊरू जानू च पिण्डिका ॥११<text:span text:style-name="T4">॥</text:span> <text:line-break/>अङ्घ्रिपृष्ठौ स्फिचौ कट्यां यथायोगं प्रकल्पयेत् ।<text:line-break/>सप्तांशोनास्तथाङ्गुल्यो दीर्घं विष्कम्भनाहत<text:span text:style-name="T7">ः </text:span>॥१२<text:span text:style-name="T4">॥</text:span> <text:line-break/>नेत्रैकवर्जितायामा जङ्घोरू<text:span text:style-name="T8">श्</text:span>च तथा कटिः । <text:line-break/>मध्यपार्श्वं च तद्वृत्तं घनं पीनं कुचद्वय<text:span text:style-name="T8">म्</text:span> ॥१३<text:span text:style-name="T4">॥</text:span> </text:p>
      <text:p text:style-name="P3">तालमात्रौ स्तनौ क<text:span text:style-name="T8">ार्यौ</text:span> कटिः सा<text:span text:style-name="T8">र्ध</text:span>कलाधिका । <text:line-break/>लक्ष्म शेषं पुरावत्स्या<text:span text:style-name="T8">द्</text:span>दक्षिणे चा<text:span text:style-name="T8">म्</text:span>बुजं करे ॥१५<text:span text:style-name="T4">॥</text:span> <text:line-break/>वामे <text:span text:style-name="T8">बिल्वं</text:span> स्त्रियौ पार्श्वे शुभे चामरहस्तके । <text:line-break/>दीर्घघोणस्तु गरुडश्चक्राङ्गाद्यानथो वदे ॥१६<text:span text:style-name="T4">॥</text:span> </text:p>
      <text:p text:style-name="P3">इत्यादिमहापुराणे आग्नेये पि<text:span text:style-name="T8">ण्डि</text:span>कादिलक्षणं नाम पञ्चचत्वारिंशोऽध्यायः ।<text:bookmark text:name="sec046"/></text:p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6:27:21.110663832</meta:creation-date>
    <dc:date>2017-05-04T16:28:04.086664087</dc:date>
    <meta:editing-duration>PT4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7" meta:word-count="185" meta:character-count="833" meta:non-whitespace-character-count="623"/>
  </office:meta>
</office:document-meta>
</file>